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20pt" officeooo:rsid="001ea7d2" officeooo:paragraph-rsid="001ea7d2" style:font-size-asian="17.5pt" style:font-size-complex="20pt"/>
    </style:style>
    <style:style style:name="P2" style:family="paragraph" style:parent-style-name="Standard">
      <style:text-properties fo:font-size="20pt" officeooo:rsid="0020e446" officeooo:paragraph-rsid="0020e446" style:font-size-asian="17.5pt" style:font-size-complex="20pt"/>
    </style:style>
    <style:style style:name="P3" style:family="paragraph" style:parent-style-name="Standard">
      <style:text-properties fo:font-size="20pt" officeooo:rsid="002264af" officeooo:paragraph-rsid="002264af" style:font-size-asian="17.5pt" style:font-size-complex="20pt"/>
    </style:style>
    <style:style style:name="P4" style:family="paragraph" style:parent-style-name="Standard" style:list-style-name="L1">
      <style:text-properties fo:font-size="20pt" officeooo:rsid="001d1c90" officeooo:paragraph-rsid="001d1c90" style:font-size-asian="17.5pt" style:font-size-complex="20pt"/>
    </style:style>
    <style:style style:name="P5" style:family="paragraph" style:parent-style-name="Standard" style:list-style-name="L1">
      <style:text-properties fo:font-size="20pt" officeooo:rsid="001ea7d2" officeooo:paragraph-rsid="001ea7d2" style:font-size-asian="17.5pt" style:font-size-complex="20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4">Bien référencer le document </text:p>
          <text:p text:style-name="P4"/>
        </text:list-item>
        <text:list-item>
          <text:p text:style-name="P4">Faire un bon titre qui donne bien le sujet (informatif)</text:p>
          <text:p text:style-name="P4"/>
        </text:list-item>
        <text:list-item>
          <text:p text:style-name="P4">numéroter les partie de l’introduction</text:p>
          <text:p text:style-name="P5">et les sous partie</text:p>
          <text:p text:style-name="P4"/>
        </text:list-item>
        <text:list-item>
          <text:p text:style-name="P5">aligner le texte vers l’image ( il faut pas que le texte dépasse l’image )</text:p>
          <text:p text:style-name="P5"/>
        </text:list-item>
        <text:list-item>
          <text:p text:style-name="P5">faire des grandes pages pour bien montrer les parties</text:p>
          <text:p text:style-name="P5"/>
        </text:list-item>
        <text:list-item>
          <text:p text:style-name="P5">ne jamais numéroté l’introduction et la conclusion</text:p>
          <text:p text:style-name="P5"/>
        </text:list-item>
        <text:list-item>
          <text:p text:style-name="P5">entrée en matière et annonce du sujet et le plan</text:p>
          <text:p text:style-name="P5"/>
        </text:list-item>
      </text:list>
      <text:p text:style-name="P1"/>
      <text:p text:style-name="P1"/>
      <text:p text:style-name="P1"/>
      <text:p text:style-name="P1">-----</text:p>
      <text:p text:style-name="P1"/>
      <text:p text:style-name="P2">perception et émotif pour l’image </text:p>
      <text:p text:style-name="P3">pourvoir authentifiant</text:p>
      <text:p text:style-name="P3">il faut un contexte de publication ( l’image est pulysémique)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oot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08:07:40.800000000</meta:creation-date>
    <dc:date>2025-05-03T04:46:12.692156302</dc:date>
    <meta:editing-duration>PT1H13M10S</meta:editing-duration>
    <meta:editing-cycles>5</meta:editing-cycles>
    <meta:generator>LibreOffice/24.2.7.2$Linux_X86_64 LibreOffice_project/420$Build-2</meta:generator>
    <meta:document-statistic meta:table-count="0" meta:image-count="0" meta:object-count="0" meta:page-count="1" meta:paragraph-count="19" meta:word-count="97" meta:character-count="501" meta:non-whitespace-character-count="429"/>
  </office:meta>
</office:document-meta>
</file>